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orizontal_20_Line">
      <style:paragraph-properties fo:margin-top="0in" fo:margin-bottom="0.0972in" style:contextual-spacing="false" fo:line-height="115%"/>
    </style:style>
    <style:style style:name="P3" style:family="paragraph" style:parent-style-name="Heading_20_2">
      <style:paragraph-properties fo:margin-top="0in" fo:margin-bottom="0.0972in" style:contextual-spacing="false" fo:line-height="115%"/>
    </style:style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 style:list-style-name="L1"/>
    <style:style style:name="P6" style:family="paragraph" style:parent-style-name="Heading_20_3">
      <style:paragraph-properties fo:margin-top="0in" fo:margin-bottom="0.0972in" style:contextual-spacing="false" fo:line-height="115%"/>
    </style:style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Preformatted_20_Text">
      <style:paragraph-properties fo:margin-top="0in" fo:margin-bottom="0.0972in" style:contextual-spacing="false" fo:line-height="115%"/>
    </style:style>
    <style:style style:name="P12" style:family="paragraph" style:parent-style-name="Text_20_body" style:list-style-name="L4">
      <style:paragraph-properties fo:margin-top="0in" fo:margin-bottom="0in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5">
      <style:paragraph-properties fo:margin-top="0in" fo:margin-bottom="0in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>
      <style:paragraph-properties fo:margin-top="0in" fo:margin-bottom="0in" style:contextual-spacing="false"/>
    </style:style>
    <style:style style:name="P17" style:family="paragraph" style:parent-style-name="Text_20_body" style:list-style-name="L6"/>
    <style:style style:name="P18" style:family="paragraph" style:parent-style-name="Text_20_body" style:list-style-name="L7">
      <style:paragraph-properties fo:margin-top="0in" fo:margin-bottom="0in" style:contextual-spacing="false"/>
    </style:style>
    <style:style style:name="P19" style:family="paragraph" style:parent-style-name="Text_20_body" style:list-style-name="L7"/>
    <style:style style:name="P20" style:family="paragraph" style:parent-style-name="Text_20_body" style:list-style-name="L8">
      <style:paragraph-properties fo:margin-top="0in" fo:margin-bottom="0in" style:contextual-spacing="false"/>
    </style:style>
    <style:style style:name="P21" style:family="paragraph" style:parent-style-name="Text_20_body" style:list-style-name="L8"/>
    <style:style style:name="P22" style:family="paragraph" style:parent-style-name="Text_20_body" style:list-style-name="L9">
      <style:paragraph-properties fo:margin-top="0in" fo:margin-bottom="0in" style:contextual-spacing="false"/>
    </style:style>
    <style:style style:name="P23" style:family="paragraph" style:parent-style-name="Text_20_body" style:list-style-name="L9"/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Text_20_body" style:list-style-name="L11">
      <style:paragraph-properties fo:margin-top="0in" fo:margin-bottom="0in" style:contextual-spacing="false"/>
    </style:style>
    <style:style style:name="P27" style:family="paragraph" style:parent-style-name="Text_20_body" style:list-style-name="L11"/>
    <style:style style:name="P28" style:family="paragraph" style:parent-style-name="Text_20_body" style:list-style-name="L12">
      <style:paragraph-properties fo:margin-top="0in" fo:margin-bottom="0in" style:contextual-spacing="false"/>
    </style:style>
    <style:style style:name="P29" style:family="paragraph" style:parent-style-name="Text_20_body" style:list-style-name="L12"/>
    <style:style style:name="P30" style:family="paragraph" style:parent-style-name="Text_20_body" style:list-style-name="L13">
      <style:paragraph-properties fo:margin-top="0in" fo:margin-bottom="0in" style:contextual-spacing="false"/>
    </style:style>
    <style:style style:name="P31" style:family="paragraph" style:parent-style-name="Text_20_body" style:list-style-name="L13"/>
    <style:style style:name="P32" style:family="paragraph" style:parent-style-name="Text_20_body" style:list-style-name="L14">
      <style:paragraph-properties fo:margin-top="0in" fo:margin-bottom="0in" style:contextual-spacing="false"/>
    </style:style>
    <style:style style:name="P33" style:family="paragraph" style:parent-style-name="Text_20_body" style:list-style-name="L14"/>
    <style:style style:name="P34" style:family="paragraph" style:parent-style-name="Text_20_body" style:list-style-name="L15">
      <style:paragraph-properties fo:margin-top="0in" fo:margin-bottom="0in" style:contextual-spacing="false"/>
    </style:style>
    <style:style style:name="P35" style:family="paragraph" style:parent-style-name="Text_20_body" style:list-style-name="L15"/>
    <style:style style:name="P36" style:family="paragraph" style:parent-style-name="Text_20_body" style:list-style-name="L16">
      <style:paragraph-properties fo:margin-top="0in" fo:margin-bottom="0in" style:contextual-spacing="false"/>
    </style:style>
    <style:style style:name="P37" style:family="paragraph" style:parent-style-name="Text_20_body" style:list-style-name="L16"/>
    <style:style style:name="P38" style:family="paragraph" style:parent-style-name="Text_20_body" style:list-style-name="L17">
      <style:paragraph-properties fo:margin-top="0in" fo:margin-bottom="0in" style:contextual-spacing="false"/>
    </style:style>
    <style:style style:name="P39" style:family="paragraph" style:parent-style-name="Text_20_body" style:list-style-name="L17"/>
    <style:style style:name="P40" style:family="paragraph" style:parent-style-name="Text_20_body" style:list-style-name="L18">
      <style:paragraph-properties fo:margin-top="0in" fo:margin-bottom="0in" style:contextual-spacing="false"/>
    </style:style>
    <style:style style:name="P41" style:family="paragraph" style:parent-style-name="Text_20_body" style:list-style-name="L18"/>
    <style:style style:name="P42" style:family="paragraph" style:parent-style-name="Text_20_body" style:list-style-name="L19">
      <style:paragraph-properties fo:margin-top="0in" fo:margin-bottom="0in" style:contextual-spacing="false"/>
    </style:style>
    <style:style style:name="P43" style:family="paragraph" style:parent-style-name="Text_20_body" style:list-style-name="L19"/>
    <style:style style:name="P44" style:family="paragraph" style:parent-style-name="Text_20_body" style:list-style-name="L20">
      <style:paragraph-properties fo:margin-top="0in" fo:margin-bottom="0in" style:contextual-spacing="false"/>
    </style:style>
    <style:style style:name="P45" style:family="paragraph" style:parent-style-name="Text_20_body" style:list-style-name="L20"/>
    <style:style style:name="P46" style:family="paragraph" style:parent-style-name="Text_20_body" style:list-style-name="L21">
      <style:paragraph-properties fo:margin-top="0in" fo:margin-bottom="0in" style:contextual-spacing="false"/>
    </style:style>
    <style:style style:name="P47" style:family="paragraph" style:parent-style-name="Text_20_body" style:list-style-name="L21"/>
    <style:style style:name="P48" style:family="paragraph" style:parent-style-name="Text_20_body" style:list-style-name="L22">
      <style:paragraph-properties fo:margin-top="0in" fo:margin-bottom="0in" style:contextual-spacing="false"/>
    </style:style>
    <style:style style:name="P49" style:family="paragraph" style:parent-style-name="Text_20_body" style:list-style-name="L22"/>
    <style:style style:name="P50" style:family="paragraph" style:parent-style-name="Text_20_body" style:list-style-name="L23">
      <style:paragraph-properties fo:margin-top="0in" fo:margin-bottom="0in" style:contextual-spacing="false"/>
    </style:style>
    <style:style style:name="P51" style:family="paragraph" style:parent-style-name="Text_20_body" style:list-style-name="L23"/>
    <style:style style:name="P52" style:family="paragraph" style:parent-style-name="Text_20_body" style:list-style-name="L24">
      <style:paragraph-properties fo:margin-top="0in" fo:margin-bottom="0in" style:contextual-spacing="false"/>
    </style:style>
    <style:style style:name="P53" style:family="paragraph" style:parent-style-name="Text_20_body" style:list-style-name="L24"/>
    <style:style style:name="P54" style:family="paragraph" style:parent-style-name="Text_20_body" style:list-style-name="L25">
      <style:paragraph-properties fo:margin-top="0in" fo:margin-bottom="0in" style:contextual-spacing="false"/>
    </style:style>
    <style:style style:name="P55" style:family="paragraph" style:parent-style-name="Text_20_body" style:list-style-name="L25"/>
    <style:style style:name="P56" style:family="paragraph" style:parent-style-name="Text_20_body" style:list-style-name="L26">
      <style:paragraph-properties fo:margin-top="0in" fo:margin-bottom="0in" style:contextual-spacing="false"/>
    </style:style>
    <style:style style:name="P57" style:family="paragraph" style:parent-style-name="Text_20_body" style:list-style-name="L26"/>
    <style:style style:name="P58" style:family="paragraph" style:parent-style-name="Text_20_body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plete Prompt for Award-Winning YHCA Website</text:h>
      <text:p text:style-name="Text_20_body">Copy and paste this prompt to Claude to build your full React + Vite website:</text:p>
      <text:p text:style-name="P2"/>
      <text:p text:style-name="Text_20_body"><text:span text:style-name="Strong_20_Emphasis">PROMPT:</text:span></text:p>
      <text:p text:style-name="Text_20_body">Build a complete, production-ready website for Young Heroes Climate Advocates (YHCA) using React + Vite. This should be an award-winning, ultra-modern website optimized for Vercel deployment.</text:p>
      <text:h text:style-name="P3" text:outline-level="2">Organization Overview</text:h>
      <text:p text:style-name="Text_20_body"><text:span text:style-name="Strong_20_Emphasis">Young Heroes Climate Advocates (YHCA)</text:span> is a youth-led climate action organization based in Kenya that empowers young people through:</text:p>
      <text:list text:style-name="L1">
        <text:list-item>
          <text:p text:style-name="P4">Climate education and leadership training </text:p>
        </text:list-item>
        <text:list-item>
          <text:p text:style-name="P4">Policy advocacy (UNEA, UN forums participation) </text:p>
        </text:list-item>
        <text:list-item>
          <text:p text:style-name="P4">Community-based climate solutions </text:p>
        </text:list-item>
        <text:list-item>
          <text:p text:style-name="P4">Gender and climate justice initiatives </text:p>
        </text:list-item>
        <text:list-item>
          <text:p text:style-name="P5">SDG-aligned programs </text:p>
        </text:list-item>
      </text:list>
      <text:p text:style-name="Text_20_body"><text:span text:style-name="Strong_20_Emphasis">Founder:</text:span> Elizabeth Akinyi Ouma (4+ years climate leadership experience) <text:span text:style-name="Strong_20_Emphasis">Impact:</text:span> 300+ youth trained, 10+ community initiatives, active at international policy forums <text:span text:style-name="Strong_20_Emphasis">Contact:</text:span> cecyouma12@gmail.com | +254 703 970 158 | Kenya</text:p>
      <text:h text:style-name="P3" text:outline-level="2">Technical Requirements</text:h>
      <text:h text:style-name="P6" text:outline-level="3">Stack</text:h>
      <text:list text:style-name="L2">
        <text:list-item>
          <text:p text:style-name="P7"><text:span text:style-name="Strong_20_Emphasis">Framework:</text:span> React 18+ with Vite </text:p>
        </text:list-item>
        <text:list-item>
          <text:p text:style-name="P7"><text:span text:style-name="Strong_20_Emphasis">Styling:</text:span> Tailwind CSS (utility classes only) </text:p>
        </text:list-item>
        <text:list-item>
          <text:p text:style-name="P7"><text:span text:style-name="Strong_20_Emphasis">Icons:</text:span> Lucide React </text:p>
        </text:list-item>
        <text:list-item>
          <text:p text:style-name="P7"><text:span text:style-name="Strong_20_Emphasis">Animations:</text:span> Framer Motion for smooth interactions </text:p>
        </text:list-item>
        <text:list-item>
          <text:p text:style-name="P7"><text:span text:style-name="Strong_20_Emphasis">Routing:</text:span> React Router v6 </text:p>
        </text:list-item>
        <text:list-item>
          <text:p text:style-name="P7"><text:span text:style-name="Strong_20_Emphasis">Forms:</text:span> React Hook Form </text:p>
        </text:list-item>
        <text:list-item>
          <text:p text:style-name="P8"><text:span text:style-name="Strong_20_Emphasis">Deployment:</text:span> Vercel-ready (include vercel.json config) </text:p>
        </text:list-item>
      </text:list>
      <text:h text:style-name="P6" text:outline-level="3">Design Philosophy</text:h>
      <text:list text:style-name="L3">
        <text:list-item>
          <text:p text:style-name="P9"><text:span text:style-name="Strong_20_Emphasis">Ultra-modern:</text:span> Glassmorphism, vibrant gradients, micro-interactions, smooth animations </text:p>
        </text:list-item>
        <text:list-item>
          <text:p text:style-name="P9"><text:span text:style-name="Strong_20_Emphasis">Mobile-first:</text:span> Responsive, touch-friendly, fast loading </text:p>
        </text:list-item>
        <text:list-item>
          <text:p text:style-name="P9"><text:span text:style-name="Strong_20_Emphasis">Youth-focused but credible:</text:span> Bold colors, dynamic design, but professional for donors/partners </text:p>
        </text:list-item>
        <text:list-item>
          <text:p text:style-name="P10"><text:span text:style-name="Strong_20_Emphasis">Accessibility:</text:span> WCAG 2.1 AA compliant, high contrast, keyboard navigation </text:p>
        </text:list-item>
      </text:list>
      <text:h text:style-name="P6" text:outline-level="3"><text:soft-page-break/>Color Palette</text:h>
      <text:p text:style-name="P11"><text:span text:style-name="Source_20_Text">primary: '#10b981' (vibrant green - climate/growth)</text:span></text:p>
      <text:p text:style-name="P11"><text:span text:style-name="Source_20_Text">primaryDark: '#059669'</text:span></text:p>
      <text:p text:style-name="P11"><text:span text:style-name="Source_20_Text">secondary: '#3b82f6' (sky blue - hope)</text:span></text:p>
      <text:p text:style-name="P11"><text:span text:style-name="Source_20_Text">accent: '#f59e0b' (warm orange - energy)</text:span></text:p>
      <text:p text:style-name="P11"><text:span text:style-name="Source_20_Text">dark: '#1f2937'</text:span></text:p>
      <text:p text:style-name="P11"><text:span text:style-name="Source_20_Text">light: '#f9fafb'</text:span></text:p>
      <text:h text:style-name="P3" text:outline-level="2">Required Pages &amp; Features</text:h>
      <text:h text:style-name="P6" text:outline-level="3">1. Homepage</text:h>
      <text:list text:style-name="L4">
        <text:list-item>
          <text:p text:style-name="P12"><text:span text:style-name="Strong_20_Emphasis">Hero Section:</text:span> </text:p>
          <text:list>
            <text:list-item>
              <text:p text:style-name="P12">Animated gradient background (green to blue) </text:p>
            </text:list-item>
            <text:list-item>
              <text:p text:style-name="P12">Floating geometric shapes animation </text:p>
            </text:list-item>
            <text:list-item>
              <text:p text:style-name="P12">H1: "Empowering Young People to Lead Climate Action" </text:p>
            </text:list-item>
            <text:list-item>
              <text:p text:style-name="P12">H2: "Building youth leadership, influencing policy, and driving community-based climate solutions" </text:p>
            </text:list-item>
            <text:list-item>
              <text:p text:style-name="P12">Engaging intro paragraph </text:p>
            </text:list-item>
            <text:list-item>
              <text:p text:style-name="P12">4 CTA buttons: "Join the Movement", "Our Impact", "Partner With Us", "Support Our Work" </text:p>
            </text:list-item>
          </text:list>
        </text:list-item>
        <text:list-item>
          <text:p text:style-name="P12"><text:span text:style-name="Strong_20_Emphasis">Impact Stats Section:</text:span> </text:p>
          <text:list>
            <text:list-item>
              <text:p text:style-name="P12">Animated counter components </text:p>
            </text:list-item>
            <text:list-item>
              <text:p text:style-name="P12">4 key metrics cards: "300+ Youth Trained", "10+ Community Initiatives", "UNEA Participation", "5 Counties Reached" </text:p>
            </text:list-item>
            <text:list-item>
              <text:p text:style-name="P12">Count-up animation on scroll into view </text:p>
            </text:list-item>
          </text:list>
        </text:list-item>
        <text:list-item>
          <text:p text:style-name="P12"><text:span text:style-name="Strong_20_Emphasis">Focus Areas Grid:</text:span> </text:p>
          <text:list>
            <text:list-item>
              <text:p text:style-name="P12">6 cards with icons and hover effects </text:p>
            </text:list-item>
            <text:list-item>
              <text:p text:style-name="P12">Climate Education, Youth Leadership, Policy Advocacy, Community Action, Gender Justice, SDGs </text:p>
            </text:list-item>
            <text:list-item>
              <text:p text:style-name="P12">Card lift animation on hover </text:p>
            </text:list-item>
          </text:list>
        </text:list-item>
        <text:list-item>
          <text:p text:style-name="P12"><text:span text:style-name="Strong_20_Emphasis">Success Stories:</text:span> </text:p>
          <text:list>
            <text:list-item>
              <text:p text:style-name="P12">Featured story with image </text:p>
            </text:list-item>
            <text:list-item>
              <text:p text:style-name="P12">"Youth in Policy" and "Community Action" highlights </text:p>
            </text:list-item>
          </text:list>
        </text:list-item>
        <text:list-item>
          <text:p text:style-name="P12"><text:span text:style-name="Strong_20_Emphasis">Newsletter Signup:</text:span> </text:p>
          <text:list>
            <text:list-item>
              <text:p text:style-name="P12">Email capture form </text:p>
            </text:list-item>
            <text:list-item>
              <text:p text:style-name="P12">Compelling copy </text:p>
            </text:list-item>
            <text:list-item>
              <text:p text:style-name="P13">Success message on submit </text:p>
            </text:list-item>
          </text:list>
        </text:list-item>
      </text:list>
      <text:h text:style-name="P6" text:outline-level="3">2. About Page</text:h>
      <text:list text:style-name="L5">
        <text:list-item>
          <text:p text:style-name="P14"><text:span text:style-name="Strong_20_Emphasis">Who We Are section</text:span> </text:p>
        </text:list-item>
        <text:list-item>
          <text:p text:style-name="P14"><text:span text:style-name="Strong_20_Emphasis">Vision, Mission, Values</text:span> (styled beautifully) </text:p>
        </text:list-item>
        <text:list-item>
          <text:p text:style-name="P14"><text:soft-page-break/><text:span text:style-name="Strong_20_Emphasis">Our Story timeline</text:span> (interactive/animated) </text:p>
        </text:list-item>
        <text:list-item>
          <text:p text:style-name="P15"><text:span text:style-name="Strong_20_Emphasis">Values as icon cards</text:span> with descriptions </text:p>
        </text:list-item>
      </text:list>
      <text:h text:style-name="P6" text:outline-level="3">3. Programs Page</text:h>
      <text:list text:style-name="L6">
        <text:list-item>
          <text:p text:style-name="P16"><text:span text:style-name="Strong_20_Emphasis">Program cards for each offering:</text:span> </text:p>
          <text:list>
            <text:list-item>
              <text:p text:style-name="P16">Climate Leaders Academy </text:p>
            </text:list-item>
            <text:list-item>
              <text:p text:style-name="P16">Policy Advocacy Fellowship </text:p>
            </text:list-item>
            <text:list-item>
              <text:p text:style-name="P16">Community Climate Champions </text:p>
            </text:list-item>
            <text:list-item>
              <text:p text:style-name="P16">School Climate Clubs </text:p>
            </text:list-item>
            <text:list-item>
              <text:p text:style-name="P16">Gender &amp; Climate Justice Initiative </text:p>
            </text:list-item>
          </text:list>
        </text:list-item>
        <text:list-item>
          <text:p text:style-name="P16">Each card should have: </text:p>
          <text:list>
            <text:list-item>
              <text:p text:style-name="P16">Icon </text:p>
            </text:list-item>
            <text:list-item>
              <text:p text:style-name="P16">Title </text:p>
            </text:list-item>
            <text:list-item>
              <text:p text:style-name="P16">Description </text:p>
            </text:list-item>
            <text:list-item>
              <text:p text:style-name="P16">"Learn More" button </text:p>
            </text:list-item>
            <text:list-item>
              <text:p text:style-name="P17">Hover effects </text:p>
            </text:list-item>
          </text:list>
        </text:list-item>
      </text:list>
      <text:h text:style-name="P6" text:outline-level="3">4. Impact Page</text:h>
      <text:list text:style-name="L7">
        <text:list-item>
          <text:p text:style-name="P18"><text:span text:style-name="Strong_20_Emphasis">Impact Dashboard:</text:span> </text:p>
          <text:list>
            <text:list-item>
              <text:p text:style-name="P18">Visual data representation </text:p>
            </text:list-item>
            <text:list-item>
              <text:p text:style-name="P18">Stats with progress bars </text:p>
            </text:list-item>
            <text:list-item>
              <text:p text:style-name="P18">Geographic reach map placeholder </text:p>
            </text:list-item>
          </text:list>
        </text:list-item>
        <text:list-item>
          <text:p text:style-name="P18"><text:span text:style-name="Strong_20_Emphasis">Success Stories Grid:</text:span> </text:p>
          <text:list>
            <text:list-item>
              <text:p text:style-name="P18">Multiple story cards </text:p>
            </text:list-item>
            <text:list-item>
              <text:p text:style-name="P18">Filter by category </text:p>
            </text:list-item>
            <text:list-item>
              <text:p text:style-name="P18">Modal/expanded view on click </text:p>
            </text:list-item>
          </text:list>
        </text:list-item>
        <text:list-item>
          <text:p text:style-name="P18"><text:span text:style-name="Strong_20_Emphasis">Testimonials Carousel:</text:span> </text:p>
          <text:list>
            <text:list-item>
              <text:p text:style-name="P18">Sliding testimonials </text:p>
            </text:list-item>
            <text:list-item>
              <text:p text:style-name="P19">Photos, quotes, names, roles </text:p>
            </text:list-item>
          </text:list>
        </text:list-item>
      </text:list>
      <text:h text:style-name="P6" text:outline-level="3">5. Team Page</text:h>
      <text:list text:style-name="L8">
        <text:list-item>
          <text:p text:style-name="P20"><text:span text:style-name="Strong_20_Emphasis">Founder spotlight:</text:span> </text:p>
          <text:list>
            <text:list-item>
              <text:p text:style-name="P20">Large profile section for Elizabeth Akinyi Ouma </text:p>
            </text:list-item>
            <text:list-item>
              <text:p text:style-name="P20">Professional bio </text:p>
            </text:list-item>
            <text:list-item>
              <text:p text:style-name="P20">Photo placeholder </text:p>
            </text:list-item>
          </text:list>
        </text:list-item>
        <text:list-item>
          <text:p text:style-name="P20"><text:span text:style-name="Strong_20_Emphasis">Board/Volunteers section:</text:span> </text:p>
          <text:list>
            <text:list-item>
              <text:p text:style-name="P20">Grid of team member cards </text:p>
            </text:list-item>
            <text:list-item>
              <text:p text:style-name="P21">Placeholder for future team </text:p>
            </text:list-item>
          </text:list>
        </text:list-item>
      </text:list>
      <text:h text:style-name="P6" text:outline-level="3">6. Get Involved Page</text:h>
      <text:list text:style-name="L9">
        <text:list-item>
          <text:p text:style-name="P22"><text:span text:style-name="Strong_20_Emphasis">Multiple pathways:</text:span> </text:p>
          <text:list>
            <text:list-item>
              <text:p text:style-name="P22">Volunteer/Become a Member </text:p>
            </text:list-item>
            <text:list-item>
              <text:p text:style-name="P22"><text:soft-page-break/>Internships </text:p>
            </text:list-item>
            <text:list-item>
              <text:p text:style-name="P22">Partner With Us </text:p>
            </text:list-item>
            <text:list-item>
              <text:p text:style-name="P22">Host an Event </text:p>
            </text:list-item>
          </text:list>
        </text:list-item>
        <text:list-item>
          <text:p text:style-name="P22"><text:span text:style-name="Strong_20_Emphasis">Application form integrated</text:span> </text:p>
        </text:list-item>
        <text:list-item>
          <text:p text:style-name="P23"><text:span text:style-name="Strong_20_Emphasis">Benefits of joining</text:span> </text:p>
        </text:list-item>
      </text:list>
      <text:h text:style-name="P6" text:outline-level="3">7. Support Us (Donate) Page</text:h>
      <text:list text:style-name="L10">
        <text:list-item>
          <text:p text:style-name="P24"><text:span text:style-name="Strong_20_Emphasis">Why Donate section</text:span> with impact examples </text:p>
        </text:list-item>
        <text:list-item>
          <text:p text:style-name="P24"><text:span text:style-name="Strong_20_Emphasis">Donation tiers:</text:span> </text:p>
          <text:list>
            <text:list-item>
              <text:p text:style-name="P24">$25, $50, $100, $250, $500, Custom </text:p>
            </text:list-item>
            <text:list-item>
              <text:p text:style-name="P24">What each amount funds </text:p>
            </text:list-item>
          </text:list>
        </text:list-item>
        <text:list-item>
          <text:p text:style-name="P24"><text:span text:style-name="Strong_20_Emphasis">Payment options info:</text:span> </text:p>
          <text:list>
            <text:list-item>
              <text:p text:style-name="P24">M-Pesa (primary for Kenya) </text:p>
            </text:list-item>
            <text:list-item>
              <text:p text:style-name="P24">PayPal (international) </text:p>
            </text:list-item>
            <text:list-item>
              <text:p text:style-name="P24">Bank transfer </text:p>
            </text:list-item>
          </text:list>
        </text:list-item>
        <text:list-item>
          <text:p text:style-name="P24"><text:span text:style-name="Strong_20_Emphasis">Donor recognition</text:span> </text:p>
        </text:list-item>
        <text:list-item>
          <text:p text:style-name="P25"><text:span text:style-name="Strong_20_Emphasis">Monthly giving option</text:span> </text:p>
        </text:list-item>
      </text:list>
      <text:h text:style-name="P6" text:outline-level="3">8. Contact Page</text:h>
      <text:list text:style-name="L11">
        <text:list-item>
          <text:p text:style-name="P26"><text:span text:style-name="Strong_20_Emphasis">Contact form</text:span> (name, email, subject, message) </text:p>
        </text:list-item>
        <text:list-item>
          <text:p text:style-name="P26"><text:span text:style-name="Strong_20_Emphasis">Contact information cards:</text:span> </text:p>
          <text:list>
            <text:list-item>
              <text:p text:style-name="P26">Email with icon </text:p>
            </text:list-item>
            <text:list-item>
              <text:p text:style-name="P26">Phone with icon </text:p>
            </text:list-item>
            <text:list-item>
              <text:p text:style-name="P26">Location (Kenya) </text:p>
            </text:list-item>
          </text:list>
        </text:list-item>
        <text:list-item>
          <text:p text:style-name="P26"><text:span text:style-name="Strong_20_Emphasis">Social media links</text:span> (Twitter/X, LinkedIn, Instagram, Facebook) </text:p>
        </text:list-item>
        <text:list-item>
          <text:p text:style-name="P27"><text:span text:style-name="Strong_20_Emphasis">Office location</text:span> (if applicable, or general Kenya) </text:p>
        </text:list-item>
      </text:list>
      <text:h text:style-name="P6" text:outline-level="3">9. Blog/News Page (Listing)</text:h>
      <text:list text:style-name="L12">
        <text:list-item>
          <text:p text:style-name="P28"><text:span text:style-name="Strong_20_Emphasis">Blog post grid</text:span> </text:p>
        </text:list-item>
        <text:list-item>
          <text:p text:style-name="P28"><text:span text:style-name="Strong_20_Emphasis">Categories/tags filter</text:span> </text:p>
        </text:list-item>
        <text:list-item>
          <text:p text:style-name="P28"><text:span text:style-name="Strong_20_Emphasis">Search functionality</text:span> </text:p>
        </text:list-item>
        <text:list-item>
          <text:p text:style-name="P28"><text:span text:style-name="Strong_20_Emphasis">Pagination</text:span> </text:p>
        </text:list-item>
        <text:list-item>
          <text:p text:style-name="P29"><text:span text:style-name="Strong_20_Emphasis">Featured post</text:span> </text:p>
        </text:list-item>
      </text:list>
      <text:h text:style-name="P6" text:outline-level="3">10. Blog Post Detail Page</text:h>
      <text:list text:style-name="L13">
        <text:list-item>
          <text:p text:style-name="P30"><text:span text:style-name="Strong_20_Emphasis">Article layout</text:span> </text:p>
        </text:list-item>
        <text:list-item>
          <text:p text:style-name="P30"><text:span text:style-name="Strong_20_Emphasis">Share buttons</text:span> </text:p>
        </text:list-item>
        <text:list-item>
          <text:p text:style-name="P30"><text:span text:style-name="Strong_20_Emphasis">Related posts</text:span> </text:p>
        </text:list-item>
        <text:list-item>
          <text:p text:style-name="P31"><text:span text:style-name="Strong_20_Emphasis">Author info</text:span> </text:p>
        </text:list-item>
      </text:list>
      <text:h text:style-name="P3" text:outline-level="2"><text:soft-page-break/>Essential Components</text:h>
      <text:h text:style-name="P6" text:outline-level="3">Navigation</text:h>
      <text:list text:style-name="L14">
        <text:list-item>
          <text:p text:style-name="P32"><text:span text:style-name="Strong_20_Emphasis">Sticky header</text:span> with glassmorphism effect </text:p>
        </text:list-item>
        <text:list-item>
          <text:p text:style-name="P32"><text:span text:style-name="Strong_20_Emphasis">Logo</text:span> (text-based: "🌍 YHCA" for now) </text:p>
        </text:list-item>
        <text:list-item>
          <text:p text:style-name="P32"><text:span text:style-name="Strong_20_Emphasis">Desktop menu:</text:span> Home, About, Programs, Impact, Team, Get Involved, Donate, Contact </text:p>
        </text:list-item>
        <text:list-item>
          <text:p text:style-name="P32"><text:span text:style-name="Strong_20_Emphasis">Mobile hamburger menu</text:span> with smooth slide-in </text:p>
        </text:list-item>
        <text:list-item>
          <text:p text:style-name="P33"><text:span text:style-name="Strong_20_Emphasis">Highlight "Donate" button</text:span> in nav </text:p>
        </text:list-item>
      </text:list>
      <text:h text:style-name="P6" text:outline-level="3">Footer</text:h>
      <text:list text:style-name="L15">
        <text:list-item>
          <text:p text:style-name="P34"><text:span text:style-name="Strong_20_Emphasis">Comprehensive sitemap links</text:span> </text:p>
        </text:list-item>
        <text:list-item>
          <text:p text:style-name="P34"><text:span text:style-name="Strong_20_Emphasis">Contact info</text:span> </text:p>
        </text:list-item>
        <text:list-item>
          <text:p text:style-name="P34"><text:span text:style-name="Strong_20_Emphasis">Social media icons</text:span> </text:p>
        </text:list-item>
        <text:list-item>
          <text:p text:style-name="P34"><text:span text:style-name="Strong_20_Emphasis">Newsletter signup</text:span> </text:p>
        </text:list-item>
        <text:list-item>
          <text:p text:style-name="P34"><text:span text:style-name="Strong_20_Emphasis">"Aligned with SDGs" badge</text:span> </text:p>
        </text:list-item>
        <text:list-item>
          <text:p text:style-name="P35"><text:span text:style-name="Strong_20_Emphasis">Copyright © 2026 Young Heroes Climate Advocates</text:span> </text:p>
        </text:list-item>
      </text:list>
      <text:h text:style-name="P6" text:outline-level="3">Reusable Components</text:h>
      <text:list text:style-name="L16">
        <text:list-item>
          <text:p text:style-name="P36"><text:span text:style-name="Strong_20_Emphasis">Button</text:span> (primary, secondary, outline variants) </text:p>
        </text:list-item>
        <text:list-item>
          <text:p text:style-name="P36"><text:span text:style-name="Strong_20_Emphasis">Card</text:span> (with hover effects) </text:p>
        </text:list-item>
        <text:list-item>
          <text:p text:style-name="P36"><text:span text:style-name="Strong_20_Emphasis">Section Container</text:span> (max-width, padding) </text:p>
        </text:list-item>
        <text:list-item>
          <text:p text:style-name="P36"><text:span text:style-name="Strong_20_Emphasis">Animated Counter</text:span> </text:p>
        </text:list-item>
        <text:list-item>
          <text:p text:style-name="P36"><text:span text:style-name="Strong_20_Emphasis">Testimonial Card</text:span> </text:p>
        </text:list-item>
        <text:list-item>
          <text:p text:style-name="P36"><text:span text:style-name="Strong_20_Emphasis">Program Card</text:span> </text:p>
        </text:list-item>
        <text:list-item>
          <text:p text:style-name="P36"><text:span text:style-name="Strong_20_Emphasis">Success Story Card</text:span> </text:p>
        </text:list-item>
        <text:list-item>
          <text:p text:style-name="P36"><text:span text:style-name="Strong_20_Emphasis">Form Input</text:span> (styled) </text:p>
        </text:list-item>
        <text:list-item>
          <text:p text:style-name="P36"><text:span text:style-name="Strong_20_Emphasis">Modal/Dialog</text:span> </text:p>
        </text:list-item>
        <text:list-item>
          <text:p text:style-name="P36"><text:span text:style-name="Strong_20_Emphasis">Loading Spinner</text:span> </text:p>
        </text:list-item>
        <text:list-item>
          <text:p text:style-name="P37"><text:span text:style-name="Strong_20_Emphasis">Toast Notifications</text:span> (for form submissions) </text:p>
        </text:list-item>
      </text:list>
      <text:h text:style-name="P3" text:outline-level="2">Advanced Features</text:h>
      <text:h text:style-name="P6" text:outline-level="3">Animations (Framer Motion)</text:h>
      <text:list text:style-name="L17">
        <text:list-item>
          <text:p text:style-name="P38"><text:span text:style-name="Strong_20_Emphasis">Page transitions:</text:span> Fade in on route change </text:p>
        </text:list-item>
        <text:list-item>
          <text:p text:style-name="P38"><text:span text:style-name="Strong_20_Emphasis">Scroll animations:</text:span> Elements fade/slide in when scrolling </text:p>
        </text:list-item>
        <text:list-item>
          <text:p text:style-name="P38"><text:span text:style-name="Strong_20_Emphasis">Hover effects:</text:span> Smooth scale, color transitions </text:p>
        </text:list-item>
        <text:list-item>
          <text:p text:style-name="P38"><text:span text:style-name="Strong_20_Emphasis">Counter animations:</text:span> Count up on scroll into view </text:p>
        </text:list-item>
        <text:list-item>
          <text:p text:style-name="P38"><text:span text:style-name="Strong_20_Emphasis">Parallax effects:</text:span> Hero background subtle movement </text:p>
        </text:list-item>
        <text:list-item>
          <text:p text:style-name="P39"><text:span text:style-name="Strong_20_Emphasis">Stagger animations:</text:span> List items appear sequentially </text:p>
        </text:list-item>
      </text:list>
      <text:h text:style-name="P6" text:outline-level="3">Forms</text:h>
      <text:list text:style-name="L18">
        <text:list-item>
          <text:p text:style-name="P40"><text:span text:style-name="Strong_20_Emphasis">Validation</text:span> using React Hook Form </text:p>
        </text:list-item>
        <text:list-item>
          <text:p text:style-name="P40"><text:soft-page-break/><text:span text:style-name="Strong_20_Emphasis">Error messages</text:span> with helpful feedback </text:p>
        </text:list-item>
        <text:list-item>
          <text:p text:style-name="P40"><text:span text:style-name="Strong_20_Emphasis">Success states</text:span> with confirmation </text:p>
        </text:list-item>
        <text:list-item>
          <text:p text:style-name="P40"><text:span text:style-name="Strong_20_Emphasis">Loading states</text:span> during submission </text:p>
        </text:list-item>
        <text:list-item>
          <text:p text:style-name="P41"><text:span text:style-name="Strong_20_Emphasis">Accessible labels</text:span> and ARIA attributes </text:p>
        </text:list-item>
      </text:list>
      <text:h text:style-name="P6" text:outline-level="3">Performance</text:h>
      <text:list text:style-name="L19">
        <text:list-item>
          <text:p text:style-name="P42"><text:span text:style-name="Strong_20_Emphasis">Lazy loading</text:span> for images </text:p>
        </text:list-item>
        <text:list-item>
          <text:p text:style-name="P42"><text:span text:style-name="Strong_20_Emphasis">Code splitting</text:span> for routes </text:p>
        </text:list-item>
        <text:list-item>
          <text:p text:style-name="P42"><text:span text:style-name="Strong_20_Emphasis">Optimized images</text:span> (use next-gen formats where possible) </text:p>
        </text:list-item>
        <text:list-item>
          <text:p text:style-name="P42"><text:span text:style-name="Strong_20_Emphasis">Fast load times</text:span> (&lt;3 seconds target) </text:p>
        </text:list-item>
        <text:list-item>
          <text:p text:style-name="P43"><text:span text:style-name="Strong_20_Emphasis">Lighthouse score:</text:span> 90+ on all metrics </text:p>
        </text:list-item>
      </text:list>
      <text:h text:style-name="P6" text:outline-level="3">SEO</text:h>
      <text:list text:style-name="L20">
        <text:list-item>
          <text:p text:style-name="P44"><text:span text:style-name="Strong_20_Emphasis">React Helmet</text:span> or similar for meta tags </text:p>
        </text:list-item>
        <text:list-item>
          <text:p text:style-name="P44"><text:span text:style-name="Strong_20_Emphasis">Semantic HTML</text:span> (proper heading hierarchy) </text:p>
        </text:list-item>
        <text:list-item>
          <text:p text:style-name="P44"><text:span text:style-name="Strong_20_Emphasis">Alt text</text:span> for all images </text:p>
        </text:list-item>
        <text:list-item>
          <text:p text:style-name="P44"><text:span text:style-name="Strong_20_Emphasis">Descriptive page titles</text:span> </text:p>
        </text:list-item>
        <text:list-item>
          <text:p text:style-name="P44"><text:span text:style-name="Strong_20_Emphasis">Meta descriptions</text:span> for each page </text:p>
        </text:list-item>
        <text:list-item>
          <text:p text:style-name="P45"><text:span text:style-name="Strong_20_Emphasis">Open Graph tags</text:span> for social sharing </text:p>
        </text:list-item>
      </text:list>
      <text:h text:style-name="P6" text:outline-level="3">Accessibility</text:h>
      <text:list text:style-name="L21">
        <text:list-item>
          <text:p text:style-name="P46"><text:span text:style-name="Strong_20_Emphasis">Keyboard navigation</text:span> throughout </text:p>
        </text:list-item>
        <text:list-item>
          <text:p text:style-name="P46"><text:span text:style-name="Strong_20_Emphasis">Focus indicators</text:span> visible </text:p>
        </text:list-item>
        <text:list-item>
          <text:p text:style-name="P46"><text:span text:style-name="Strong_20_Emphasis">ARIA labels</text:span> where needed </text:p>
        </text:list-item>
        <text:list-item>
          <text:p text:style-name="P46"><text:span text:style-name="Strong_20_Emphasis">Color contrast</text:span> WCAG AA compliant </text:p>
        </text:list-item>
        <text:list-item>
          <text:p text:style-name="P46"><text:span text:style-name="Strong_20_Emphasis">Screen reader friendly</text:span> </text:p>
        </text:list-item>
        <text:list-item>
          <text:p text:style-name="P47"><text:span text:style-name="Strong_20_Emphasis">Skip to content</text:span> link </text:p>
        </text:list-item>
      </text:list>
      <text:h text:style-name="P3" text:outline-level="2">Data Structure</text:h>
      <text:p text:style-name="Text_20_body">Create mock data files for:</text:p>
      <text:h text:style-name="P6" text:outline-level="3">Programs</text:h>
      <text:p text:style-name="P11"><text:span text:style-name="Source_20_Text">[</text:span></text:p>
      <text:p text:style-name="P11"><text:span text:style-name="Source_20_Text"><text:s text:c="2"/>{</text:span></text:p>
      <text:p text:style-name="P11"><text:span text:style-name="Source_20_Text"><text:s text:c="4"/>id: 1,</text:span></text:p>
      <text:p text:style-name="P11"><text:span text:style-name="Source_20_Text"><text:s text:c="4"/>title: "Climate Leaders Academy",</text:span></text:p>
      <text:p text:style-name="P11"><text:span text:style-name="Source_20_Text"><text:s text:c="4"/>icon: "GraduationCap",</text:span></text:p>
      <text:p text:style-name="P11"><text:span text:style-name="Source_20_Text"><text:s text:c="4"/>description: "12-week intensive leadership training program...",</text:span></text:p>
      <text:p text:style-name="P11"><text:span text:style-name="Source_20_Text"><text:s text:c="4"/>duration: "12 weeks",</text:span></text:p>
      <text:p text:style-name="P11"><text:span text:style-name="Source_20_Text"><text:s text:c="4"/>participants: "150+",</text:span></text:p>
      <text:p text:style-name="P11"><text:soft-page-break/><text:span text:style-name="Source_20_Text"><text:s text:c="4"/>features: ["Leadership training", "Mentorship", "Certification"],</text:span></text:p>
      <text:p text:style-name="P11"><text:span text:style-name="Source_20_Text"><text:s text:c="4"/>applicationOpen: true</text:span></text:p>
      <text:p text:style-name="P11"><text:span text:style-name="Source_20_Text"><text:s text:c="2"/>},</text:span></text:p>
      <text:p text:style-name="P11"><text:span text:style-name="Source_20_Text"><text:s text:c="2"/>// ... more programs</text:span></text:p>
      <text:p text:style-name="P11"><text:span text:style-name="Source_20_Text">]</text:span></text:p>
      <text:h text:style-name="P6" text:outline-level="3">Success Stories</text:h>
      <text:p text:style-name="P11"><text:span text:style-name="Source_20_Text">[</text:span></text:p>
      <text:p text:style-name="P11"><text:span text:style-name="Source_20_Text"><text:s text:c="2"/>{</text:span></text:p>
      <text:p text:style-name="P11"><text:span text:style-name="Source_20_Text"><text:s text:c="4"/>id: 1,</text:span></text:p>
      <text:p text:style-name="P11"><text:span text:style-name="Source_20_Text"><text:s text:c="4"/>title: "Youth in Policy",</text:span></text:p>
      <text:p text:style-name="P11"><text:span text:style-name="Source_20_Text"><text:s text:c="4"/>category: "advocacy",</text:span></text:p>
      <text:p text:style-name="P11"><text:span text:style-name="Source_20_Text"><text:s text:c="4"/>image: "/images/story1.jpg",</text:span></text:p>
      <text:p text:style-name="P11"><text:span text:style-name="Source_20_Text"><text:s text:c="4"/>excerpt: "YHCA supported youth participation in UNEA...",</text:span></text:p>
      <text:p text:style-name="P11"><text:span text:style-name="Source_20_Text"><text:s text:c="4"/>content: "Full story content...",</text:span></text:p>
      <text:p text:style-name="P11"><text:span text:style-name="Source_20_Text"><text:s text:c="4"/>date: "2024-11-15"</text:span></text:p>
      <text:p text:style-name="P11"><text:span text:style-name="Source_20_Text"><text:s text:c="2"/>},</text:span></text:p>
      <text:p text:style-name="P11"><text:span text:style-name="Source_20_Text"><text:s text:c="2"/>// ... more stories</text:span></text:p>
      <text:p text:style-name="P11"><text:span text:style-name="Source_20_Text">]</text:span></text:p>
      <text:h text:style-name="P6" text:outline-level="3">Testimonials</text:h>
      <text:p text:style-name="P11"><text:span text:style-name="Source_20_Text">[</text:span></text:p>
      <text:p text:style-name="P11"><text:span text:style-name="Source_20_Text"><text:s text:c="2"/>{</text:span></text:p>
      <text:p text:style-name="P11"><text:span text:style-name="Source_20_Text"><text:s text:c="4"/>id: 1,</text:span></text:p>
      <text:p text:style-name="P11"><text:span text:style-name="Source_20_Text"><text:s text:c="4"/>name: "Jane Doe",</text:span></text:p>
      <text:p text:style-name="P11"><text:span text:style-name="Source_20_Text"><text:s text:c="4"/>role: "Climate Leaders Academy Graduate 2024",</text:span></text:p>
      <text:p text:style-name="P11"><text:span text:style-name="Source_20_Text"><text:s text:c="4"/>image: "/images/jane.jpg",</text:span></text:p>
      <text:p text:style-name="P11"><text:span text:style-name="Source_20_Text"><text:s text:c="4"/>quote: "YHCA transformed me from concerned citizen to confident advocate...",</text:span></text:p>
      <text:p text:style-name="P11"><text:span text:style-name="Source_20_Text"><text:s text:c="4"/>rating: 5</text:span></text:p>
      <text:p text:style-name="P11"><text:span text:style-name="Source_20_Text"><text:s text:c="2"/>},</text:span></text:p>
      <text:p text:style-name="P11"><text:span text:style-name="Source_20_Text"><text:s text:c="2"/>// ... more testimonials</text:span></text:p>
      <text:p text:style-name="P11"><text:span text:style-name="Source_20_Text">]</text:span></text:p>
      <text:h text:style-name="P6" text:outline-level="3">Team Members</text:h>
      <text:p text:style-name="P11"><text:span text:style-name="Source_20_Text">[</text:span></text:p>
      <text:p text:style-name="P11"><text:span text:style-name="Source_20_Text"><text:s text:c="2"/>{</text:span></text:p>
      <text:p text:style-name="P11"><text:soft-page-break/><text:span text:style-name="Source_20_Text"><text:s text:c="4"/>id: 1,</text:span></text:p>
      <text:p text:style-name="P11"><text:span text:style-name="Source_20_Text"><text:s text:c="4"/>name: "Elizabeth Akinyi Ouma",</text:span></text:p>
      <text:p text:style-name="P11"><text:span text:style-name="Source_20_Text"><text:s text:c="4"/>role: "Founder &amp; Coordinator",</text:span></text:p>
      <text:p text:style-name="P11"><text:span text:style-name="Source_20_Text"><text:s text:c="4"/>bio: "Climate Leader | Youth Advocate | Researcher. 4+ years experience...",</text:span></text:p>
      <text:p text:style-name="P11"><text:span text:style-name="Source_20_Text"><text:s text:c="4"/>image: "/images/elizabeth.jpg",</text:span></text:p>
      <text:p text:style-name="P11"><text:span text:style-name="Source_20_Text"><text:s text:c="4"/>social: {</text:span></text:p>
      <text:p text:style-name="P11"><text:span text:style-name="Source_20_Text"><text:s text:c="6"/>linkedin: "#",</text:span></text:p>
      <text:p text:style-name="P11"><text:span text:style-name="Source_20_Text"><text:s text:c="6"/>twitter: "#"</text:span></text:p>
      <text:p text:style-name="P11"><text:span text:style-name="Source_20_Text"><text:s text:c="4"/>}</text:span></text:p>
      <text:p text:style-name="P11"><text:span text:style-name="Source_20_Text"><text:s text:c="2"/>},</text:span></text:p>
      <text:p text:style-name="P11"><text:span text:style-name="Source_20_Text"><text:s text:c="2"/>// ... more team</text:span></text:p>
      <text:p text:style-name="P11"><text:span text:style-name="Source_20_Text">]</text:span></text:p>
      <text:h text:style-name="P3" text:outline-level="2">File Structure</text:h>
      <text:p text:style-name="P11"><text:span text:style-name="Source_20_Text">yhca-website/</text:span></text:p>
      <text:p text:style-name="P11"><text:span text:style-name="Source_20_Text">├── public/</text:span></text:p>
      <text:p text:style-name="P11"><text:span text:style-name="Source_20_Text">│ <text:s text:c="2"/>├── images/</text:span></text:p>
      <text:p text:style-name="P11"><text:span text:style-name="Source_20_Text">│ <text:s text:c="2"/>└── favicon.ico</text:span></text:p>
      <text:p text:style-name="P11"><text:span text:style-name="Source_20_Text">├── src/</text:span></text:p>
      <text:p text:style-name="P11"><text:span text:style-name="Source_20_Text">│ <text:s text:c="2"/>├── components/</text:span></text:p>
      <text:p text:style-name="P11"><text:span text:style-name="Source_20_Text">│ <text:s text:c="2"/>│ <text:s text:c="2"/>├── layout/</text:span></text:p>
      <text:p text:style-name="P11"><text:span text:style-name="Source_20_Text">│ <text:s text:c="2"/>│ <text:s text:c="2"/>│ <text:s text:c="2"/>├── Navbar.jsx</text:span></text:p>
      <text:p text:style-name="P11"><text:span text:style-name="Source_20_Text">│ <text:s text:c="2"/>│ <text:s text:c="2"/>│ <text:s text:c="2"/>├── Footer.jsx</text:span></text:p>
      <text:p text:style-name="P11"><text:span text:style-name="Source_20_Text">│ <text:s text:c="2"/>│ <text:s text:c="2"/>│ <text:s text:c="2"/>└── Layout.jsx</text:span></text:p>
      <text:p text:style-name="P11"><text:span text:style-name="Source_20_Text">│ <text:s text:c="2"/>│ <text:s text:c="2"/>├── ui/</text:span></text:p>
      <text:p text:style-name="P11"><text:span text:style-name="Source_20_Text">│ <text:s text:c="2"/>│ <text:s text:c="2"/>│ <text:s text:c="2"/>├── Button.jsx</text:span></text:p>
      <text:p text:style-name="P11"><text:span text:style-name="Source_20_Text">│ <text:s text:c="2"/>│ <text:s text:c="2"/>│ <text:s text:c="2"/>├── Card.jsx</text:span></text:p>
      <text:p text:style-name="P11"><text:span text:style-name="Source_20_Text">│ <text:s text:c="2"/>│ <text:s text:c="2"/>│ <text:s text:c="2"/>├── Input.jsx</text:span></text:p>
      <text:p text:style-name="P11"><text:span text:style-name="Source_20_Text">│ <text:s text:c="2"/>│ <text:s text:c="2"/>│ <text:s text:c="2"/>├── Modal.jsx</text:span></text:p>
      <text:p text:style-name="P11"><text:span text:style-name="Source_20_Text">│ <text:s text:c="2"/>│ <text:s text:c="2"/>│ <text:s text:c="2"/>└── AnimatedCounter.jsx</text:span></text:p>
      <text:p text:style-name="P11"><text:span text:style-name="Source_20_Text">│ <text:s text:c="2"/>│ <text:s text:c="2"/>├── home/</text:span></text:p>
      <text:p text:style-name="P11"><text:span text:style-name="Source_20_Text">│ <text:s text:c="2"/>│ <text:s text:c="2"/>│ <text:s text:c="2"/>├── Hero.jsx</text:span></text:p>
      <text:p text:style-name="P11"><text:span text:style-name="Source_20_Text">│ <text:s text:c="2"/>│ <text:s text:c="2"/>│ <text:s text:c="2"/>├── ImpactStats.jsx</text:span></text:p>
      <text:p text:style-name="P11"><text:span text:style-name="Source_20_Text">│ <text:s text:c="2"/>│ <text:s text:c="2"/>│ <text:s text:c="2"/>├── FocusAreas.jsx</text:span></text:p>
      <text:p text:style-name="P11"><text:soft-page-break/><text:span text:style-name="Source_20_Text">│ <text:s text:c="2"/>│ <text:s text:c="2"/>│ <text:s text:c="2"/>└── Newsletter.jsx</text:span></text:p>
      <text:p text:style-name="P11"><text:span text:style-name="Source_20_Text">│ <text:s text:c="2"/>│ <text:s text:c="2"/>├── programs/</text:span></text:p>
      <text:p text:style-name="P11"><text:span text:style-name="Source_20_Text">│ <text:s text:c="2"/>│ <text:s text:c="2"/>│ <text:s text:c="2"/>└── ProgramCard.jsx</text:span></text:p>
      <text:p text:style-name="P11"><text:span text:style-name="Source_20_Text">│ <text:s text:c="2"/>│ <text:s text:c="2"/>├── impact/</text:span></text:p>
      <text:p text:style-name="P11"><text:span text:style-name="Source_20_Text">│ <text:s text:c="2"/>│ <text:s text:c="2"/>│ <text:s text:c="2"/>├── StoryCard.jsx</text:span></text:p>
      <text:p text:style-name="P11"><text:span text:style-name="Source_20_Text">│ <text:s text:c="2"/>│ <text:s text:c="2"/>│ <text:s text:c="2"/>└── TestimonialCarousel.jsx</text:span></text:p>
      <text:p text:style-name="P11"><text:span text:style-name="Source_20_Text">│ <text:s text:c="2"/>│ <text:s text:c="2"/>└── shared/</text:span></text:p>
      <text:p text:style-name="P11"><text:span text:style-name="Source_20_Text">│ <text:s text:c="2"/>│ <text:s text:c="6"/>├── SectionTitle.jsx</text:span></text:p>
      <text:p text:style-name="P11"><text:span text:style-name="Source_20_Text">│ <text:s text:c="2"/>│ <text:s text:c="6"/>└── Container.jsx</text:span></text:p>
      <text:p text:style-name="P11"><text:span text:style-name="Source_20_Text">│ <text:s text:c="2"/>├── pages/</text:span></text:p>
      <text:p text:style-name="P11"><text:span text:style-name="Source_20_Text">│ <text:s text:c="2"/>│ <text:s text:c="2"/>├── Home.jsx</text:span></text:p>
      <text:p text:style-name="P11"><text:span text:style-name="Source_20_Text">│ <text:s text:c="2"/>│ <text:s text:c="2"/>├── About.jsx</text:span></text:p>
      <text:p text:style-name="P11"><text:span text:style-name="Source_20_Text">│ <text:s text:c="2"/>│ <text:s text:c="2"/>├── Programs.jsx</text:span></text:p>
      <text:p text:style-name="P11"><text:span text:style-name="Source_20_Text">│ <text:s text:c="2"/>│ <text:s text:c="2"/>├── Impact.jsx</text:span></text:p>
      <text:p text:style-name="P11"><text:span text:style-name="Source_20_Text">│ <text:s text:c="2"/>│ <text:s text:c="2"/>├── Team.jsx</text:span></text:p>
      <text:p text:style-name="P11"><text:span text:style-name="Source_20_Text">│ <text:s text:c="2"/>│ <text:s text:c="2"/>├── GetInvolved.jsx</text:span></text:p>
      <text:p text:style-name="P11"><text:span text:style-name="Source_20_Text">│ <text:s text:c="2"/>│ <text:s text:c="2"/>├── Donate.jsx</text:span></text:p>
      <text:p text:style-name="P11"><text:span text:style-name="Source_20_Text">│ <text:s text:c="2"/>│ <text:s text:c="2"/>├── Contact.jsx</text:span></text:p>
      <text:p text:style-name="P11"><text:span text:style-name="Source_20_Text">│ <text:s text:c="2"/>│ <text:s text:c="2"/>├── Blog.jsx</text:span></text:p>
      <text:p text:style-name="P11"><text:span text:style-name="Source_20_Text">│ <text:s text:c="2"/>│ <text:s text:c="2"/>└── BlogPost.jsx</text:span></text:p>
      <text:p text:style-name="P11"><text:span text:style-name="Source_20_Text">│ <text:s text:c="2"/>├── data/</text:span></text:p>
      <text:p text:style-name="P11"><text:span text:style-name="Source_20_Text">│ <text:s text:c="2"/>│ <text:s text:c="2"/>├── programs.js</text:span></text:p>
      <text:p text:style-name="P11"><text:span text:style-name="Source_20_Text">│ <text:s text:c="2"/>│ <text:s text:c="2"/>├── stories.js</text:span></text:p>
      <text:p text:style-name="P11"><text:span text:style-name="Source_20_Text">│ <text:s text:c="2"/>│ <text:s text:c="2"/>├── testimonials.js</text:span></text:p>
      <text:p text:style-name="P11"><text:span text:style-name="Source_20_Text">│ <text:s text:c="2"/>│ <text:s text:c="2"/>└── team.js</text:span></text:p>
      <text:p text:style-name="P11"><text:span text:style-name="Source_20_Text">│ <text:s text:c="2"/>├── hooks/</text:span></text:p>
      <text:p text:style-name="P11"><text:span text:style-name="Source_20_Text">│ <text:s text:c="2"/>│ <text:s text:c="2"/>├── useScrollAnimation.js</text:span></text:p>
      <text:p text:style-name="P11"><text:span text:style-name="Source_20_Text">│ <text:s text:c="2"/>│ <text:s text:c="2"/>└── useForm.js</text:span></text:p>
      <text:p text:style-name="P11"><text:span text:style-name="Source_20_Text">│ <text:s text:c="2"/>├── utils/</text:span></text:p>
      <text:p text:style-name="P11"><text:span text:style-name="Source_20_Text">│ <text:s text:c="2"/>│ <text:s text:c="2"/>└── constants.js</text:span></text:p>
      <text:p text:style-name="P11"><text:span text:style-name="Source_20_Text">│ <text:s text:c="2"/>├── App.jsx</text:span></text:p>
      <text:p text:style-name="P11"><text:span text:style-name="Source_20_Text">│ <text:s text:c="2"/>├── main.jsx</text:span></text:p>
      <text:p text:style-name="P11"><text:span text:style-name="Source_20_Text">│ <text:s text:c="2"/>└── index.css</text:span></text:p>
      <text:p text:style-name="P11"><text:span text:style-name="Source_20_Text">├── .gitignore</text:span></text:p>
      <text:p text:style-name="P11"><text:soft-page-break/><text:span text:style-name="Source_20_Text">├── package.json</text:span></text:p>
      <text:p text:style-name="P11"><text:span text:style-name="Source_20_Text">├── vite.config.js</text:span></text:p>
      <text:p text:style-name="P11"><text:span text:style-name="Source_20_Text">├── tailwind.config.js</text:span></text:p>
      <text:p text:style-name="P11"><text:span text:style-name="Source_20_Text">├── vercel.json</text:span></text:p>
      <text:p text:style-name="P11"><text:span text:style-name="Source_20_Text">└── README.md</text:span></text:p>
      <text:h text:style-name="P3" text:outline-level="2">Vercel Configuration</text:h>
      <text:p text:style-name="Text_20_body">Include <text:span text:style-name="Source_20_Text">vercel.json</text:span>:</text:p>
      <text:p text:style-name="P11"><text:span text:style-name="Source_20_Text">{</text:span></text:p>
      <text:p text:style-name="P11"><text:span text:style-name="Source_20_Text"><text:s text:c="2"/>"rewrites": [{ "source": "/(.*)", "destination": "/" }]</text:span></text:p>
      <text:p text:style-name="P11"><text:span text:style-name="Source_20_Text">}</text:span></text:p>
      <text:h text:style-name="P3" text:outline-level="2">Additional Requirements</text:h>
      <text:list text:style-name="L22">
        <text:list-item>
          <text:p text:style-name="P48"><text:span text:style-name="Strong_20_Emphasis">Responsive breakpoints:</text:span> Mobile (&lt; 640px), Tablet (640-1024px), Desktop (&gt; 1024px) </text:p>
        </text:list-item>
        <text:list-item>
          <text:p text:style-name="P48"><text:span text:style-name="Strong_20_Emphasis">Loading states:</text:span> Show skeleton screens or spinners while data loads </text:p>
        </text:list-item>
        <text:list-item>
          <text:p text:style-name="P48"><text:span text:style-name="Strong_20_Emphasis">Error boundaries:</text:span> Graceful error handling </text:p>
        </text:list-item>
        <text:list-item>
          <text:p text:style-name="P48"><text:span text:style-name="Strong_20_Emphasis">404 page:</text:span> Custom not found page with navigation back </text:p>
        </text:list-item>
        <text:list-item>
          <text:p text:style-name="P48"><text:span text:style-name="Strong_20_Emphasis">Smooth scrolling:</text:span> When clicking anchor links </text:p>
        </text:list-item>
        <text:list-item>
          <text:p text:style-name="P48"><text:span text:style-name="Strong_20_Emphasis">Back to top button:</text:span> Appears after scrolling down </text:p>
        </text:list-item>
        <text:list-item>
          <text:p text:style-name="P48"><text:span text:style-name="Strong_20_Emphasis">Image placeholders:</text:span> Use placeholder images/colors for now (easy to replace) </text:p>
        </text:list-item>
        <text:list-item>
          <text:p text:style-name="P48"><text:span text:style-name="Strong_20_Emphasis">Comments in code:</text:span> Explain complex logic </text:p>
        </text:list-item>
        <text:list-item>
          <text:p text:style-name="P49"><text:span text:style-name="Strong_20_Emphasis">README.md:</text:span> Setup instructions, deployment guide </text:p>
        </text:list-item>
      </text:list>
      <text:h text:style-name="P3" text:outline-level="2">Design Examples</text:h>
      <text:list text:style-name="L23">
        <text:list-item>
          <text:p text:style-name="P50"><text:span text:style-name="Strong_20_Emphasis">Hero:</text:span> Gradient background similar to Stripe/Linear with floating abstract shapes </text:p>
        </text:list-item>
        <text:list-item>
          <text:p text:style-name="P50"><text:span text:style-name="Strong_20_Emphasis">Cards:</text:span> Elevated with subtle shadows, smooth hover lift </text:p>
        </text:list-item>
        <text:list-item>
          <text:p text:style-name="P50"><text:span text:style-name="Strong_20_Emphasis">Buttons:</text:span> Rounded, bold, with hover scale effect </text:p>
        </text:list-item>
        <text:list-item>
          <text:p text:style-name="P50"><text:span text:style-name="Strong_20_Emphasis">Typography:</text:span> Large, bold headlines (48-72px), clear hierarchy </text:p>
        </text:list-item>
        <text:list-item>
          <text:p text:style-name="P50"><text:span text:style-name="Strong_20_Emphasis">Spacing:</text:span> Generous whitespace, breathing room </text:p>
        </text:list-item>
        <text:list-item>
          <text:p text:style-name="P51"><text:span text:style-name="Strong_20_Emphasis">Colors:</text:span> Vibrant but not overwhelming, professional balance </text:p>
        </text:list-item>
      </text:list>
      <text:h text:style-name="P3" text:outline-level="2">Key Design Patterns</text:h>
      <text:list text:style-name="L24">
        <text:list-item>
          <text:p text:style-name="P52"><text:span text:style-name="Strong_20_Emphasis">Glassmorphism:</text:span> Semi-transparent elements with backdrop blur (navbar, cards) </text:p>
        </text:list-item>
        <text:list-item>
          <text:p text:style-name="P52"><text:span text:style-name="Strong_20_Emphasis">Neumorphism (subtle):</text:span> Soft shadows for depth </text:p>
        </text:list-item>
        <text:list-item>
          <text:p text:style-name="P52"><text:span text:style-name="Strong_20_Emphasis">Gradient overlays:</text:span> On images for text readability </text:p>
        </text:list-item>
        <text:list-item>
          <text:p text:style-name="P52"><text:span text:style-name="Strong_20_Emphasis">Asymmetric layouts:</text:span> Break the grid occasionally for visual interest </text:p>
        </text:list-item>
        <text:list-item>
          <text:p text:style-name="P53"><text:span text:style-name="Strong_20_Emphasis">Micro-interactions:</text:span> Button ripples, card tilts, icon bounces </text:p>
        </text:list-item>
      </text:list>
      <text:h text:style-name="P3" text:outline-level="2"><text:soft-page-break/>Form Handling</text:h>
      <text:p text:style-name="Text_20_body">For now, forms should:</text:p>
      <text:list text:style-name="L25">
        <text:list-item>
          <text:p text:style-name="P54">Validate input </text:p>
        </text:list-item>
        <text:list-item>
          <text:p text:style-name="P54">Show success message: "Thank you! We'll be in touch soon." </text:p>
        </text:list-item>
        <text:list-item>
          <text:p text:style-name="P54">Log form data to console (will integrate backend later) </text:p>
        </text:list-item>
        <text:list-item>
          <text:p text:style-name="P54">Reset form after submission </text:p>
        </text:list-item>
        <text:list-item>
          <text:p text:style-name="P55">Show loading spinner during "submission" </text:p>
        </text:list-item>
      </text:list>
      <text:h text:style-name="P3" text:outline-level="2">Build &amp; Deploy Instructions</text:h>
      <text:p text:style-name="Text_20_body">Include in README:</text:p>
      <text:p text:style-name="P11"><text:span text:style-name="Source_20_Text"># Install dependencies</text:span></text:p>
      <text:p text:style-name="P11"><text:span text:style-name="Source_20_Text">npm install</text:span></text:p>
      <text:p text:style-name="P11"/>
      <text:p text:style-name="P11"><text:span text:style-name="Source_20_Text"># Run development server</text:span></text:p>
      <text:p text:style-name="P11"><text:span text:style-name="Source_20_Text">npm run dev</text:span></text:p>
      <text:p text:style-name="P11"/>
      <text:p text:style-name="P11"><text:span text:style-name="Source_20_Text"># Build for production</text:span></text:p>
      <text:p text:style-name="P11"><text:span text:style-name="Source_20_Text">npm run build</text:span></text:p>
      <text:p text:style-name="P11"/>
      <text:p text:style-name="P11"><text:span text:style-name="Source_20_Text"># Preview production build</text:span></text:p>
      <text:p text:style-name="P11"><text:span text:style-name="Source_20_Text">npm run preview</text:span></text:p>
      <text:p text:style-name="P11"/>
      <text:p text:style-name="P11"><text:span text:style-name="Source_20_Text"># Deploy to Vercel</text:span></text:p>
      <text:p text:style-name="P11"><text:span text:style-name="Source_20_Text">vercel --prod</text:span></text:p>
      <text:h text:style-name="P3" text:outline-level="2">Final Notes</text:h>
      <text:list text:style-name="L26">
        <text:list-item>
          <text:p text:style-name="P56">Use placeholder images (colored divs with icons) that can be easily replaced </text:p>
        </text:list-item>
        <text:list-item>
          <text:p text:style-name="P56">Make all text content editable via constants file for easy updates </text:p>
        </text:list-item>
        <text:list-item>
          <text:p text:style-name="P56">Include helpful comments for future developers </text:p>
        </text:list-item>
        <text:list-item>
          <text:p text:style-name="P56">Ensure all links work (use React Router) </text:p>
        </text:list-item>
        <text:list-item>
          <text:p text:style-name="P56">Test on mobile viewport during development </text:p>
        </text:list-item>
        <text:list-item>
          <text:p text:style-name="P56">Prioritize performance - keep bundle size reasonable </text:p>
        </text:list-item>
        <text:list-item>
          <text:p text:style-name="P56">Use semantic HTML throughout </text:p>
        </text:list-item>
        <text:list-item>
          <text:p text:style-name="P57">Make it feel alive with subtle animations everywhere </text:p>
        </text:list-item>
      </text:list>
      <text:p text:style-name="Text_20_body"><text:span text:style-name="Strong_20_Emphasis">Create this as a single-page React application with client-side routing, fully responsive, performant, accessible, and ready to deploy to Vercel. Make it award-worthy!</text:span></text:p>
      <text:p text:style-name="P2"><text:soft-page-break/></text:p>
      <text:p text:style-name="Text_20_body">Would you like me to now build this complete website for you using this prompt?</text:p>
      <text:p text:style-name="P5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8T13:34:11.293203400</meta:creation-date>
    <dc:date>2026-01-18T13:41:54.405370400</dc:date>
    <meta:editing-duration>PT7M51S</meta:editing-duration>
    <meta:editing-cycles>1</meta:editing-cycles>
    <meta:document-statistic meta:table-count="0" meta:image-count="0" meta:object-count="0" meta:page-count="12" meta:paragraph-count="367" meta:word-count="1745" meta:character-count="11265" meta:non-whitespace-character-count="9520"/>
    <meta:generator>LibreOffice/25.8.4.2$Windows_X86_64 LibreOffice_project/290daaa01b999472f0c7a3890eb6a550fd74c6df</meta:generator>
  </office:meta>
</office:document-meta>
</file>